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L2">
      <style:text-properties fo:font-size="10pt" style:font-size-asian="10pt" style:font-size-complex="10pt"/>
    </style:style>
    <style:style style:name="P4" style:family="paragraph" style:parent-style-name="Standard" style:list-style-name="L3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Установщик операционной системы MOPSLinux 6.0 (концепция)</text:h>
      <text:list text:style-name="L1">
        <text:list-item>
          <text:p text:style-name="P1">Таки придется использовать графический интерфейс (да применим его с умом).</text:p>
        </text:list-item>
        <text:list-item>
          <text:p text:style-name="P1">Основной принцип – параллельность процессов – настройка системы идет в момент когда устанавливаются пакеты</text:p>
        </text:list-item>
      </text:list>
      <text:p text:style-name="P2"/>
      <text:p text:style-name="P2">Установка ведется в следующем порядке:</text:p>
      <text:list text:style-name="L2">
        <text:list-item>
          <text:p text:style-name="P3">Загрузка с CD. Попытка автоопределения настроек X11, либо принудительно vesa 1024х768 (или любое другое разрешение по выбору пользователя, для чего будет соответствующая опция).</text:p>
        </text:list-item>
        <text:list-item>
          <text:p text:style-name="P3">Вход в графический режим и запуск программы инсталляции. Иксы и инсталлятор должны быть максимально легкими для обеспечения быстрого запуска.</text:p>
        </text:list-item>
      </text:list>
      <text:p text:style-name="P2">Далее следуют вопросы.</text:p>
      <text:list text:style-name="L3">
        <text:list-item>
          <text:p text:style-name="P4">Язык программы установки. По умолчанию – русский.</text:p>
        </text:list-item>
        <text:list-item>
          <text:p text:style-name="P4">Разбивка диска. Осуществляется либо с помощью *parted, либо с помощью фронтэнда собственной разработки (для обеспечения максимальной простоты и наглядности).</text:p>
        </text:list-item>
        <text:list-item>
          <text:p text:style-name="P4">Выбор пакетов для установки. Применяются заранее сформированные профили установки (что-то типа «домашний комп», «рабочая станция программиста», «рабочая станция под мультимедиа», «сервер», «всё подряд»), которые будут являться отправной точкой в выборе пакетов.</text:p>
        </text:list-item>
      </text:list>
      <text:p text:style-name="P2">После выбора пакетов мы начинаем непосредственно установку. <text:span text:style-name="T1">В это время в отдельном треде мы проводим остальную настройку системы.</text:span><text:span text:style-name="T2"> Причем, так как пакеты ставятся относительно долго (минут 15-20, а то и больше при включении архитектурной оптимизации), можно задавать много вопросов. Причем делать это надо так: сначала идут обязательные вещи (timezone, hostname, пароль рута, иксы, звук, <text:s/>прочее железо), а потом с вопросом «хотите ли произвести детальную настройку системы?» мы можем продолжить более тонко настраивать будущую систему. Тут можно просто запустить центр управления, и пусть пользователь настраивает там себе систему. Как вариант – стандартный для сетапа «мастер настройки», который последовательно проведет по всем параметрам системы.</text:span></text:p>
      <text:p text:style-name="P5">В результате мы сокращаем время, необходимое на установку, почти вдвое. Пользователи смогут иметь (практически) полностью настроенную под них систему всего через 20 минут после начала установки.</text:p>
      <text:p text:style-name="P5">Такой прием еще нигде и никогда не применялся – мы будем первыми.</text:p>
      <text:p text:style-name="P5">P.S. теоретически все это можно реализовать и в консоли, но это будет очень неудобно для пользователя – интерфейс будет дерга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meta:creation-date>2007-03-18T08:19:15</meta:creation-date>
    <dc:date>2007-03-18T08:43:01</dc:date>
    <dc:language>ru-RU</dc:language>
    <meta:editing-cycles>4</meta:editing-cycles>
    <meta:editing-duration>PT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93" meta:character-count="2221"/>
  </office:meta>
</office:document-meta>
</file>